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rstudio_console_output"/>&gt; #5.1</text:p>
      <text:p text:style-name="Preformatted_20_Text">&gt; data = c(1,2,2,3,1,2,3,3,1,2,3,3,1)</text:p>
      <text:p text:style-name="Preformatted_20_Text">&gt; fdata = factor(data)</text:p>
      <text:p text:style-name="Preformatted_20_Text">&gt; fdata</text:p>
      <text:p text:style-name="Preformatted_20_Text"><text:s/>[1] 1 2 2 3 1 2 3 3 1 2 3 3 1</text:p>
      <text:p text:style-name="Preformatted_20_Text">Levels: 1 2 3</text:p>
      <text:p text:style-name="Preformatted_20_Text">&gt; </text:p>
      <text:p text:style-name="Preformatted_20_Text">&gt; rdata = factor(data,labels=c("I","II","III"))</text:p>
      <text:p text:style-name="Preformatted_20_Text">&gt; rdata</text:p>
      <text:p text:style-name="Preformatted_20_Text"><text:s/>[1] I <text:s text:c="2"/>II <text:s/>II <text:s/>III I <text:s text:c="2"/>II <text:s/>III III I <text:s text:c="2"/>II <text:s/>III III I <text:s/></text:p>
      <text:p text:style-name="Preformatted_20_Text">Levels: I II III</text:p>
      <text:p text:style-name="Preformatted_20_Text">&gt; </text:p>
      <text:p text:style-name="Preformatted_20_Text">&gt; levels(fdata) = c('I','II','III')</text:p>
      <text:p text:style-name="Preformatted_20_Text">&gt; </text:p>
      <text:p text:style-name="Preformatted_20_Text">&gt; fdata</text:p>
      <text:p text:style-name="Preformatted_20_Text"><text:s/>[1] I <text:s text:c="2"/>II <text:s/>II <text:s/>III I <text:s text:c="2"/>II <text:s/>III III I <text:s text:c="2"/>II <text:s/>III III I <text:s/></text:p>
      <text:p text:style-name="Preformatted_20_Text">Levels: I II III</text:p>
      <text:p text:style-name="Preformatted_20_Text">&gt; </text:p>
      <text:p text:style-name="Preformatted_20_Text">&gt; mons = c("March","April","January","November","January",</text:p>
      <text:p text:style-name="Preformatted_20_Text">+ <text:s text:c="9"/>"September","October","September","November","August",</text:p>
      <text:p text:style-name="Preformatted_20_Text">+ <text:s text:c="9"/>"January","November","November","February","May","August",</text:p>
      <text:p text:style-name="Preformatted_20_Text">+ <text:s text:c="9"/>"July","December","August","August","September","November",</text:p>
      <text:p text:style-name="Preformatted_20_Text">+ <text:s text:c="9"/>"February","April")</text:p>
      <text:p text:style-name="Preformatted_20_Text">&gt; mons = factor(mons)</text:p>
      <text:p text:style-name="Preformatted_20_Text">&gt; table(mons)</text:p>
      <text:p text:style-name="Preformatted_20_Text">mons</text:p>
      <text:p text:style-name="Preformatted_20_Text"><text:s text:c="4"/>April <text:s text:c="3"/>August <text:s/>December <text:s/>February <text:s text:c="2"/>January <text:s text:c="5"/>July </text:p>
      <text:p text:style-name="Preformatted_20_Text"><text:s text:c="8"/>2 <text:s text:c="8"/>4 <text:s text:c="8"/>1 <text:s text:c="8"/>2 <text:s text:c="8"/>3 <text:s text:c="8"/>1 </text:p>
      <text:p text:style-name="Preformatted_20_Text"><text:s text:c="4"/>March <text:s text:c="6"/>May <text:s/>November <text:s text:c="2"/>October September </text:p>
      <text:p text:style-name="Preformatted_20_Text"><text:s text:c="8"/>1 <text:s text:c="8"/>1 <text:s text:c="8"/>5 <text:s text:c="8"/>1 <text:s text:c="8"/>3 </text:p>
      <text:p text:style-name="Preformatted_20_Text">&gt; </text:p>
      <text:p text:style-name="Preformatted_20_Text">&gt; mons = factor(mons,levels=c("January","February","March",</text:p>
      <text:p text:style-name="Preformatted_20_Text">+ <text:s text:c="28"/>"April","May","June","July","August","September",</text:p>
      <text:p text:style-name="Preformatted_20_Text">+ <text:s text:c="28"/>"October","November","December"),ordered=TRUE)</text:p>
      <text:p text:style-name="Preformatted_20_Text">&gt; mons[1] &lt; mons[2]</text:p>
      <text:p text:style-name="Preformatted_20_Text">[1] TRUE</text:p>
      <text:p text:style-name="Preformatted_20_Text">&gt; </text:p>
      <text:p text:style-name="Preformatted_20_Text">&gt; table(mons)</text:p>
      <text:p text:style-name="Preformatted_20_Text">mons</text:p>
      <text:p text:style-name="Preformatted_20_Text"><text:s text:c="2"/>January <text:s/>February <text:s text:c="4"/>March <text:s text:c="4"/>April <text:s text:c="6"/>May <text:s text:c="5"/>June </text:p>
      <text:p text:style-name="Preformatted_20_Text"><text:s text:c="8"/>3 <text:s text:c="8"/>2 <text:s text:c="8"/>1 <text:s text:c="8"/>2 <text:s text:c="8"/>1 <text:s text:c="8"/>0 </text:p>
      <text:p text:style-name="Preformatted_20_Text"><text:s text:c="5"/>July <text:s text:c="3"/>August September <text:s text:c="2"/>October <text:s/>November <text:s/>December </text:p>
      <text:p text:style-name="Preformatted_20_Text"><text:s text:c="8"/>1 <text:s text:c="8"/>4 <text:s text:c="8"/>3 <text:s text:c="8"/>1 <text:s text:c="8"/>5 <text:s text:c="8"/>1 </text:p>
      <text:p text:style-name="Preformatted_20_Text">&gt; </text:p>
      <text:p text:style-name="Preformatted_20_Text">&gt; levels(InsectSprays$spray)</text:p>
      <text:p text:style-name="Preformatted_20_Text">[1] "A" "B" "C" "D" "E" "F"</text:p>
      <text:p text:style-name="Preformatted_20_Text">&gt; InsectSprays$spray = with(InsectSprays,</text:p>
      <text:p text:style-name="Preformatted_20_Text">+ <text:s text:c="26"/>reorder(spray,count,mean))</text:p>
      <text:p text:style-name="Preformatted_20_Text">&gt; levels(InsectSprays$spray)</text:p>
      <text:p text:style-name="Preformatted_20_Text">[1] "C" "E" "D" "A" "B" "F"</text:p>
      <text:p text:style-name="Preformatted_20_Text">&gt; </text:p>
      <text:p text:style-name="Preformatted_20_Text">&gt; attr(InsectSprays$spray,'scores')</text:p>
      <text:p text:style-name="Preformatted_20_Text"><text:s text:c="8"/>A <text:s text:c="8"/>B <text:s text:c="8"/>C <text:s text:c="8"/>D <text:s text:c="8"/>E <text:s text:c="8"/>F </text:p>
      <text:p text:style-name="Preformatted_20_Text">14.500000 15.333333 <text:s/>2.083333 <text:s/>4.916667 <text:s/>3.500000 16.666667 </text:p>
      <text:p text:style-name="Preformatted_20_Text">&gt; </text:p>
      <text:p text:style-name="Preformatted_20_Text">&gt; levels(InsectSprays$spray)</text:p>
      <text:p text:style-name="Preformatted_20_Text">[1] "C" "E" "D" "A" "B" "F"</text:p>
      <text:p text:style-name="Preformatted_20_Text">&gt; </text:p>
      <text:p text:style-name="Preformatted_20_Text">&gt; InsectSprays$spray = relevel(InsectSprays$spray,'C')</text:p>
      <text:p text:style-name="Preformatted_20_Text">&gt; levels(InsectSprays$spray)</text:p>
      <text:p text:style-name="Preformatted_20_Text">[1] "C" "E" "D" "A" "B" "F"</text:p>
      <text:p text:style-name="Preformatted_20_Text">&gt; </text:p>
      <text:p text:style-name="Preformatted_20_Text">&gt; </text:p>
      <text:p text:style-name="Preformatted_20_Text">&gt; #5.2</text:p>
      <text:p text:style-name="Preformatted_20_Text"><text:soft-page-break/>&gt; </text:p>
      <text:p text:style-name="Preformatted_20_Text">&gt; fert = c(10,20,20,50,10,20,10,50,20)</text:p>
      <text:p text:style-name="Preformatted_20_Text">&gt; fert = factor(fert,levels=c(10,20,50),ordered=TRUE)</text:p>
      <text:p text:style-name="Preformatted_20_Text">&gt; fert</text:p>
      <text:p text:style-name="Preformatted_20_Text">[1] 10 20 20 50 10 20 10 50 20</text:p>
      <text:p text:style-name="Preformatted_20_Text">Levels: 10 &lt; 20 &lt; 50</text:p>
      <text:p text:style-name="Preformatted_20_Text">&gt; </text:p>
      <text:p text:style-name="Preformatted_20_Text">&gt; mean(fert)</text:p>
      <text:p text:style-name="Preformatted_20_Text">[1] NA</text:p>
      <text:p text:style-name="Preformatted_20_Text">Warning message:</text:p>
      <text:p text:style-name="Preformatted_20_Text">In mean.default(fert) : argument is not numeric or logical: returning NA</text:p>
      <text:p text:style-name="Preformatted_20_Text">&gt; mean(as.numeric(levels(fert)[fert]))</text:p>
      <text:p text:style-name="Preformatted_20_Text">[1] 23.33333</text:p>
      <text:p text:style-name="Preformatted_20_Text">&gt; mean(as.numeric(as.character(fert)))</text:p>
      <text:p text:style-name="Preformatted_20_Text">[1] 23.33333</text:p>
      <text:p text:style-name="Preformatted_20_Text">&gt; </text:p>
      <text:p text:style-name="Preformatted_20_Text">&gt; #5.3</text:p>
      <text:p text:style-name="Preformatted_20_Text">&gt; </text:p>
      <text:p text:style-name="Preformatted_20_Text">&gt; lets = sample(letters,size=100,replace=TRUE)</text:p>
      <text:p text:style-name="Preformatted_20_Text">&gt; lets = factor(lets)</text:p>
      <text:p text:style-name="Preformatted_20_Text">&gt; table(lets[1:5])</text:p>
      <text:p text:style-name="Preformatted_20_Text"/>
      <text:p text:style-name="Preformatted_20_Text">a b c d e f g h i j k l m n o p q r s t u w x y z </text:p>
      <text:p text:style-name="Preformatted_20_Text">0 0 0 0 0 0 0 1 0 0 0 0 0 0 0 0 0 0 1 0 1 0 0 1 1 </text:p>
      <text:p text:style-name="Preformatted_20_Text">&gt; </text:p>
      <text:p text:style-name="Preformatted_20_Text">&gt; table(lets[1:5,drop=TRUE])</text:p>
      <text:p text:style-name="Preformatted_20_Text"/>
      <text:p text:style-name="Preformatted_20_Text">h s u y z </text:p>
      <text:p text:style-name="Preformatted_20_Text">1 1 1 1 1 </text:p>
      <text:p text:style-name="Preformatted_20_Text">&gt; </text:p>
      <text:p text:style-name="Preformatted_20_Text">&gt; table(factor(lets[1:5]))</text:p>
      <text:p text:style-name="Preformatted_20_Text"/>
      <text:p text:style-name="Preformatted_20_Text">h s u y z </text:p>
      <text:p text:style-name="Preformatted_20_Text">1 1 1 1 1 </text:p>
      <text:p text:style-name="Preformatted_20_Text">&gt; </text:p>
      <text:p text:style-name="Preformatted_20_Text">&gt; fact1 = factor(sample(letters,size=10,replace=TRUE))</text:p>
      <text:p text:style-name="Preformatted_20_Text">&gt; fact2 = factor(sample(letters,size=10,replace=TRUE))</text:p>
      <text:p text:style-name="Preformatted_20_Text">&gt; fact1</text:p>
      <text:p text:style-name="Preformatted_20_Text"><text:s/>[1] w x c z v u u l n j</text:p>
      <text:p text:style-name="Preformatted_20_Text">Levels: c j l n u v w x z</text:p>
      <text:p text:style-name="Preformatted_20_Text">&gt; </text:p>
      <text:p text:style-name="Preformatted_20_Text">&gt; fact2</text:p>
      <text:p text:style-name="Preformatted_20_Text"><text:s/>[1] j h a j m s r w z v</text:p>
      <text:p text:style-name="Preformatted_20_Text">Levels: a h j m r s v w z</text:p>
      <text:p text:style-name="Preformatted_20_Text">&gt; </text:p>
      <text:p text:style-name="Preformatted_20_Text">&gt; fact12 = factor(c(levels(fact1)[fact1],</text:p>
      <text:p text:style-name="Preformatted_20_Text">+ <text:s text:c="18"/>levels(fact2)[fact2]))</text:p>
      <text:p text:style-name="Preformatted_20_Text">&gt; fact12</text:p>
      <text:p text:style-name="Preformatted_20_Text"><text:s/>[1] w x c z v u u l n j j h a j m s r w z v</text:p>
      <text:p text:style-name="Preformatted_20_Text">Levels: a c h j l m n r s u v w x z</text:p>
      <text:p text:style-name="Preformatted_20_Text">&gt; </text:p>
      <text:p text:style-name="Preformatted_20_Text">&gt; #5.4</text:p>
      <text:p text:style-name="Preformatted_20_Text">&gt; wfact = cut(women$weight,3)</text:p>
      <text:p text:style-name="Preformatted_20_Text">&gt; table(wfact)</text:p>
      <text:p text:style-name="Preformatted_20_Text">wfact</text:p>
      <text:p text:style-name="Preformatted_20_Text">(115,131] (131,148] (148,164] </text:p>
      <text:p text:style-name="Preformatted_20_Text"><text:s text:c="8"/>6 <text:s text:c="8"/>5 <text:s text:c="8"/>4 </text:p>
      <text:p text:style-name="Preformatted_20_Text">&gt; </text:p>
      <text:p text:style-name="Preformatted_20_Text">&gt; wfact = cut(women$weight,pretty(women$weight,3))</text:p>
      <text:p text:style-name="Preformatted_20_Text">&gt; wfact</text:p>
      <text:p text:style-name="Preformatted_20_Text"><text:s/>[1] (100,120] (100,120] (100,120] (120,140] (120,140]</text:p>
      <text:p text:style-name="Preformatted_20_Text"><text:s/>[6] (120,140] (120,140] (120,140] (120,140] (140,160]</text:p>
      <text:p text:style-name="Preformatted_20_Text">[11] (140,160] (140,160] (140,160] (140,160] (160,180]</text:p>
      <text:p text:style-name="Preformatted_20_Text">Levels: (100,120] (120,140] (140,160] (160,180]</text:p>
      <text:p text:style-name="Preformatted_20_Text"><text:soft-page-break/>&gt; </text:p>
      <text:p text:style-name="Preformatted_20_Text">&gt; table(wfact)</text:p>
      <text:p text:style-name="Preformatted_20_Text">wfact</text:p>
      <text:p text:style-name="Preformatted_20_Text">(100,120] (120,140] (140,160] (160,180] </text:p>
      <text:p text:style-name="Preformatted_20_Text"><text:s text:c="8"/>3 <text:s text:c="8"/>6 <text:s text:c="8"/>5 <text:s text:c="8"/>1 </text:p>
      <text:p text:style-name="Preformatted_20_Text">&gt; </text:p>
      <text:p text:style-name="Preformatted_20_Text">&gt; wfact = cut(women$weight,3,labels=c('Low','Medium','High'))</text:p>
      <text:p text:style-name="Preformatted_20_Text">&gt; table(wfact)</text:p>
      <text:p text:style-name="Preformatted_20_Text">wfact</text:p>
      <text:p text:style-name="Preformatted_20_Text"><text:s text:c="3"/>Low Medium <text:s text:c="2"/>High </text:p>
      <text:p text:style-name="Preformatted_20_Text"><text:s text:c="5"/>6 <text:s text:c="5"/>5 <text:s text:c="5"/>4 </text:p>
      <text:p text:style-name="Preformatted_20_Text">&gt; </text:p>
      <text:p text:style-name="Preformatted_20_Text">&gt; wfact = cut(women$weight,quantile(women$weight,(0:4)/4))</text:p>
      <text:p text:style-name="Preformatted_20_Text">&gt; table(wfact)</text:p>
      <text:p text:style-name="Preformatted_20_Text">wfact</text:p>
      <text:p text:style-name="Preformatted_20_Text">(115,124] (124,135] (135,148] (148,164] </text:p>
      <text:p text:style-name="Preformatted_20_Text"><text:s text:c="8"/>3 <text:s text:c="8"/>4 <text:s text:c="8"/>3 <text:s text:c="8"/>4 </text:p>
      <text:p text:style-name="Preformatted_20_Text">&gt; </text:p>
      <text:p text:style-name="Preformatted_20_Text">&gt; #5.5</text:p>
      <text:p text:style-name="Preformatted_20_Text">&gt; everyday = seq(from=as.Date('2005-1-1'),</text:p>
      <text:p text:style-name="Preformatted_20_Text">+ <text:s text:c="15"/>to=as.Date('2005-12-31'),by='day')</text:p>
      <text:p text:style-name="Preformatted_20_Text">&gt; </text:p>
      <text:p text:style-name="Preformatted_20_Text">&gt; cmonth = format(everyday,'%b')</text:p>
      <text:p text:style-name="Preformatted_20_Text">&gt; months = factor(cmonth,levels=unique(cmonth),ordered=TRUE)</text:p>
      <text:p text:style-name="Preformatted_20_Text">&gt; table(months)</text:p>
      <text:p text:style-name="Preformatted_20_Text">months</text:p>
      <text:p text:style-name="Preformatted_20_Text">Jan Feb Mar Apr May Jun Jul Aug Sep Oct Nov Dec </text:p>
      <text:p text:style-name="Preformatted_20_Text"><text:s/>31 <text:s/>28 <text:s/>31 <text:s/>30 <text:s/>31 <text:s/>30 <text:s/>31 <text:s/>31 <text:s/>30 <text:s/>31 <text:s/>30 <text:s/>31 </text:p>
      <text:p text:style-name="Preformatted_20_Text">&gt; </text:p>
      <text:p text:style-name="Preformatted_20_Text">&gt; wks = cut(everyday,breaks='week')</text:p>
      <text:p text:style-name="Preformatted_20_Text">&gt; head(wks)</text:p>
      <text:p text:style-name="Preformatted_20_Text">[1] 2004-12-27 2004-12-27 2005-01-03 2005-01-03 2005-01-03</text:p>
      <text:p text:style-name="Preformatted_20_Text">[6] 2005-01-03</text:p>
      <text:p text:style-name="Preformatted_20_Text">53 Levels: 2004-12-27 2005-01-03 2005-01-10 ... 2005-12-26</text:p>
      <text:p text:style-name="Preformatted_20_Text">&gt; </text:p>
      <text:p text:style-name="Preformatted_20_Text">&gt; qtrs = cut(everyday,"3 months",labels=paste('Q',1:4,sep=''))</text:p>
      <text:p text:style-name="Preformatted_20_Text">Error in cut.default(unclass(x), unclass(breaks), labels = labels, right = right, <text:s/>: </text:p>
      <text:p text:style-name="Preformatted_20_Text"><text:s text:c="2"/>lengths of 'breaks' and 'labels' differ</text:p>
      <text:p text:style-name="Preformatted_20_Text">&gt; head(qtrs)</text:p>
      <text:p text:style-name="Preformatted_20_Text">Error in head(qtrs) : object 'qtrs' not found</text:p>
      <text:p text:style-name="Preformatted_20_Text">&gt; </text:p>
      <text:p text:style-name="Preformatted_20_Text">&gt; #5.6</text:p>
      <text:p text:style-name="Preformatted_20_Text">&gt; data(CO2)</text:p>
      <text:p text:style-name="Preformatted_20_Text">&gt; newfact = interaction(CO2$Plant,CO2$Type)</text:p>
      <text:p text:style-name="Preformatted_20_Text">&gt; nlevels(newfact)</text:p>
      <text:p text:style-name="Preformatted_20_Text">[1] 24</text:p>
      <text:p text:style-name="Preformatted_20_Text">&gt; </text:p>
      <text:p text:style-name="Preformatted_20_Text">&gt; newfact1 = interaction(CO2$Plant,CO2$Type,drop=TRUE)</text:p>
      <text:p text:style-name="Preformatted_20_Text">&gt; nlevels(newfact1)</text:p>
      <text:p text:style-name="P1">[1] 1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03:24:38.455544972</meta:creation-date>
    <dc:date>2020-03-06T03:25:51.962468025</dc:date>
    <meta:editing-duration>PT1M17S</meta:editing-duration>
    <meta:editing-cycles>1</meta:editing-cycles>
    <meta:document-statistic meta:table-count="0" meta:image-count="0" meta:object-count="0" meta:page-count="3" meta:paragraph-count="175" meta:word-count="688" meta:character-count="4675" meta:non-whitespace-character-count="3499"/>
    <meta:generator>LibreOffice/6.1.5.2$Linux_X86_64 LibreOffice_project/10$Build-2</meta:generator>
  </office:meta>
</office:document-meta>
</file>